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b956d"/>
    </style:style>
    <style:style style:name="P2" style:family="paragraph" style:parent-style-name="Standard">
      <style:text-properties officeooo:rsid="000b956d" officeooo:paragraph-rsid="000b956d"/>
    </style:style>
    <style:style style:name="P3" style:family="paragraph" style:parent-style-name="Standard">
      <style:text-properties officeooo:rsid="000b956d" officeooo:paragraph-rsid="0012162a"/>
    </style:style>
    <style:style style:name="P4" style:family="paragraph" style:parent-style-name="Standard">
      <style:text-properties officeooo:paragraph-rsid="000f1c1d"/>
    </style:style>
    <style:style style:name="P5" style:family="paragraph" style:parent-style-name="Standard">
      <style:text-properties officeooo:paragraph-rsid="0010e930"/>
    </style:style>
    <style:style style:name="P6" style:family="paragraph" style:parent-style-name="Standard">
      <style:text-properties officeooo:paragraph-rsid="0012162a"/>
    </style:style>
    <style:style style:name="P7" style:family="paragraph" style:parent-style-name="Standard">
      <style:text-properties officeooo:rsid="001337e0" officeooo:paragraph-rsid="001337e0"/>
    </style:style>
    <style:style style:name="P8" style:family="paragraph" style:parent-style-name="Standard">
      <style:text-properties officeooo:paragraph-rsid="001337e0"/>
    </style:style>
    <style:style style:name="P9" style:family="paragraph" style:parent-style-name="Standard">
      <style:text-properties officeooo:paragraph-rsid="00135a33"/>
    </style:style>
    <style:style style:name="P10" style:family="paragraph" style:parent-style-name="Standard">
      <style:text-properties officeooo:rsid="00145bbb" officeooo:paragraph-rsid="00145bbb"/>
    </style:style>
    <style:style style:name="P11" style:family="paragraph" style:parent-style-name="Standard">
      <style:text-properties officeooo:rsid="00145bbb" officeooo:paragraph-rsid="00147c18"/>
    </style:style>
    <style:style style:name="P12" style:family="paragraph" style:parent-style-name="Standard">
      <style:text-properties officeooo:paragraph-rsid="00145bbb"/>
    </style:style>
    <style:style style:name="P13" style:family="paragraph" style:parent-style-name="Standard">
      <style:text-properties officeooo:paragraph-rsid="00147c18"/>
    </style:style>
    <style:style style:name="P14" style:family="paragraph" style:parent-style-name="Standard">
      <style:text-properties officeooo:paragraph-rsid="00148832"/>
    </style:style>
    <style:style style:name="P15" style:family="paragraph" style:parent-style-name="Standard">
      <style:text-properties officeooo:rsid="00148832" officeooo:paragraph-rsid="00148832"/>
    </style:style>
    <style:style style:name="P16" style:family="paragraph" style:parent-style-name="Standard">
      <style:text-properties officeooo:paragraph-rsid="0014cf47"/>
    </style:style>
    <style:style style:name="P17" style:family="paragraph" style:parent-style-name="Standard">
      <style:text-properties officeooo:rsid="0019ce38" officeooo:paragraph-rsid="0019ce38"/>
    </style:style>
    <style:style style:name="P18" style:family="paragraph" style:parent-style-name="Standard">
      <style:text-properties officeooo:rsid="0019ce38" officeooo:paragraph-rsid="001e1c25"/>
    </style:style>
    <style:style style:name="P19" style:family="paragraph" style:parent-style-name="Standard">
      <style:text-properties officeooo:rsid="001337e0" officeooo:paragraph-rsid="00145bbb" fo:background-color="#ff66ff"/>
    </style:style>
    <style:style style:name="P20" style:family="paragraph" style:parent-style-name="Standard">
      <style:text-properties officeooo:paragraph-rsid="001cb122"/>
    </style:style>
    <style:style style:name="P21" style:family="paragraph" style:parent-style-name="Standard">
      <style:text-properties officeooo:paragraph-rsid="001e1c25"/>
    </style:style>
    <style:style style:name="P22" style:family="paragraph" style:parent-style-name="Standard">
      <style:text-properties officeooo:paragraph-rsid="001ed77b"/>
    </style:style>
    <style:style style:name="P23" style:family="paragraph" style:parent-style-name="Standard">
      <style:text-properties officeooo:rsid="001ed77b" officeooo:paragraph-rsid="001ed77b"/>
    </style:style>
    <style:style style:name="P24" style:family="paragraph" style:parent-style-name="Standard">
      <style:text-properties officeooo:rsid="001cb122" officeooo:paragraph-rsid="001e1c25" fo:background-color="#ff3333"/>
    </style:style>
    <style:style style:name="P25" style:family="paragraph" style:parent-style-name="Standard">
      <style:text-properties officeooo:rsid="00201f06" officeooo:paragraph-rsid="00201f06"/>
    </style:style>
    <style:style style:name="P26" style:family="paragraph" style:parent-style-name="Standard">
      <style:text-properties officeooo:paragraph-rsid="00201f06"/>
    </style:style>
    <style:style style:name="P27" style:family="paragraph" style:parent-style-name="Standard">
      <style:text-properties officeooo:paragraph-rsid="002031d5"/>
    </style:style>
    <style:style style:name="P28" style:family="paragraph" style:parent-style-name="Standard">
      <style:text-properties officeooo:rsid="00206c61" officeooo:paragraph-rsid="00206c61"/>
    </style:style>
    <style:style style:name="P29" style:family="paragraph" style:parent-style-name="Standard">
      <style:text-properties officeooo:rsid="0022298e" officeooo:paragraph-rsid="0022298e"/>
    </style:style>
    <style:style style:name="P30" style:family="paragraph" style:parent-style-name="Standard">
      <style:text-properties officeooo:paragraph-rsid="0022298e"/>
    </style:style>
    <style:style style:name="P31" style:family="paragraph" style:parent-style-name="Standard">
      <style:text-properties officeooo:paragraph-rsid="00241dbe"/>
    </style:style>
    <style:style style:name="P32" style:family="paragraph" style:parent-style-name="Standard">
      <style:text-properties officeooo:rsid="00241dbe" officeooo:paragraph-rsid="00241dbe"/>
    </style:style>
    <style:style style:name="P33" style:family="paragraph" style:parent-style-name="Standard">
      <style:text-properties officeooo:rsid="00241dbe" officeooo:paragraph-rsid="00254126"/>
    </style:style>
    <style:style style:name="P34" style:family="paragraph" style:parent-style-name="Standard">
      <style:text-properties officeooo:rsid="00254126" officeooo:paragraph-rsid="00254126"/>
    </style:style>
    <style:style style:name="P35" style:family="paragraph" style:parent-style-name="Standard">
      <style:text-properties officeooo:paragraph-rsid="00254126"/>
    </style:style>
    <style:style style:name="P36" style:family="paragraph" style:parent-style-name="Standard">
      <style:text-properties officeooo:paragraph-rsid="0026f2f6"/>
    </style:style>
    <style:style style:name="P37" style:family="paragraph" style:parent-style-name="Standard">
      <style:text-properties officeooo:paragraph-rsid="0029c22f"/>
    </style:style>
    <style:style style:name="P38" style:family="paragraph" style:parent-style-name="Standard">
      <style:text-properties officeooo:rsid="0029c22f" officeooo:paragraph-rsid="0029c22f"/>
    </style:style>
    <style:style style:name="P39" style:family="paragraph" style:parent-style-name="Standard">
      <style:text-properties officeooo:paragraph-rsid="0029e8cd"/>
    </style:style>
    <style:style style:name="P40" style:family="paragraph" style:parent-style-name="Standard">
      <style:text-properties officeooo:rsid="002b2d73" officeooo:paragraph-rsid="002b2d73"/>
    </style:style>
    <style:style style:name="P41" style:family="paragraph" style:parent-style-name="Standard">
      <style:text-properties officeooo:rsid="002b2d73" officeooo:paragraph-rsid="002bf62e"/>
    </style:style>
    <style:style style:name="P42" style:family="paragraph" style:parent-style-name="Standard">
      <style:text-properties officeooo:paragraph-rsid="002bf62e"/>
    </style:style>
    <style:style style:name="P43" style:family="paragraph" style:parent-style-name="Standard">
      <style:text-properties officeooo:rsid="002c437b" officeooo:paragraph-rsid="002c437b"/>
    </style:style>
    <style:style style:name="P44" style:family="paragraph" style:parent-style-name="Standard">
      <style:text-properties officeooo:rsid="002c437b" officeooo:paragraph-rsid="002dad31"/>
    </style:style>
    <style:style style:name="P45" style:family="paragraph" style:parent-style-name="Standard">
      <style:text-properties officeooo:paragraph-rsid="002c437b"/>
    </style:style>
    <style:style style:name="P46" style:family="paragraph" style:parent-style-name="Standard">
      <style:text-properties officeooo:paragraph-rsid="002dad31"/>
    </style:style>
    <style:style style:name="P47" style:family="paragraph" style:parent-style-name="Standard">
      <style:text-properties officeooo:rsid="002031d5" officeooo:paragraph-rsid="00241dbe" fo:background-color="#ffff00"/>
    </style:style>
    <style:style style:name="P48" style:family="paragraph" style:parent-style-name="Standard">
      <style:text-properties officeooo:rsid="002e51a8" officeooo:paragraph-rsid="002e51a8"/>
    </style:style>
    <style:style style:name="P49" style:family="paragraph" style:parent-style-name="Standard">
      <style:text-properties officeooo:rsid="002e51a8" officeooo:paragraph-rsid="002e741f"/>
    </style:style>
    <style:style style:name="P50" style:family="paragraph" style:parent-style-name="Standard">
      <style:text-properties officeooo:rsid="002e741f" officeooo:paragraph-rsid="002e741f"/>
    </style:style>
    <style:style style:name="P51" style:family="paragraph" style:parent-style-name="Standard">
      <style:text-properties fo:color="#800000" officeooo:rsid="002e741f" officeooo:paragraph-rsid="002e741f"/>
    </style:style>
    <style:style style:name="P52" style:family="paragraph" style:parent-style-name="Standard">
      <style:text-properties officeooo:paragraph-rsid="002e741f"/>
    </style:style>
    <style:style style:name="P53" style:family="paragraph" style:parent-style-name="Standard">
      <style:text-properties officeooo:paragraph-rsid="002fca20"/>
    </style:style>
    <style:style style:name="P54" style:family="paragraph" style:parent-style-name="Standard">
      <style:text-properties officeooo:rsid="002fca20" officeooo:paragraph-rsid="002fca20"/>
    </style:style>
    <style:style style:name="P55" style:family="paragraph" style:parent-style-name="Standard">
      <style:text-properties officeooo:rsid="002fca20" officeooo:paragraph-rsid="002fda0f"/>
    </style:style>
    <style:style style:name="P56" style:family="paragraph" style:parent-style-name="Standard">
      <style:text-properties officeooo:paragraph-rsid="002fda0f"/>
    </style:style>
    <style:style style:name="P57" style:family="paragraph" style:parent-style-name="Standard">
      <style:text-properties fo:color="#0000cc" officeooo:rsid="0030ff3a" officeooo:paragraph-rsid="0030ff3a"/>
    </style:style>
    <style:style style:name="P58" style:family="paragraph" style:parent-style-name="Standard">
      <style:text-properties officeooo:rsid="003021f3" officeooo:paragraph-rsid="003021f3"/>
    </style:style>
    <style:style style:name="P59" style:family="paragraph" style:parent-style-name="Standard">
      <style:text-properties officeooo:rsid="003021f3" officeooo:paragraph-rsid="0030c452"/>
    </style:style>
    <style:style style:name="P60" style:family="paragraph" style:parent-style-name="Standard">
      <style:text-properties officeooo:paragraph-rsid="003021f3"/>
    </style:style>
    <style:style style:name="P61" style:family="paragraph" style:parent-style-name="Standard">
      <style:text-properties officeooo:paragraph-rsid="0030c452"/>
    </style:style>
    <style:style style:name="P62" style:family="paragraph" style:parent-style-name="Standard">
      <style:text-properties officeooo:rsid="0030ff3a" officeooo:paragraph-rsid="0030ff3a"/>
    </style:style>
    <style:style style:name="P63" style:family="paragraph" style:parent-style-name="Standard">
      <style:text-properties officeooo:paragraph-rsid="0030ff3a"/>
    </style:style>
    <style:style style:name="P64" style:family="paragraph" style:parent-style-name="Standard">
      <style:text-properties officeooo:paragraph-rsid="00312feb"/>
    </style:style>
    <style:style style:name="P65" style:family="paragraph" style:parent-style-name="Standard">
      <style:text-properties officeooo:rsid="00321fae" officeooo:paragraph-rsid="00321fae"/>
    </style:style>
    <style:style style:name="P66" style:family="paragraph" style:parent-style-name="Standard">
      <style:text-properties officeooo:paragraph-rsid="00321fae"/>
    </style:style>
    <style:style style:name="P67" style:family="paragraph" style:parent-style-name="Standard">
      <style:text-properties officeooo:paragraph-rsid="0033ecbf"/>
    </style:style>
    <style:style style:name="P68" style:family="paragraph" style:parent-style-name="Standard">
      <style:text-properties officeooo:rsid="002e741f" officeooo:paragraph-rsid="002e741f" fo:background-color="#ffff00"/>
    </style:style>
    <style:style style:name="P69" style:family="paragraph" style:parent-style-name="Standard">
      <style:text-properties fo:color="#800000" officeooo:rsid="002e741f" officeooo:paragraph-rsid="002e741f"/>
    </style:style>
    <style:style style:name="P70" style:family="paragraph" style:parent-style-name="Standard">
      <style:text-properties fo:color="#800000" officeooo:rsid="002fca20" officeooo:paragraph-rsid="002fca20"/>
    </style:style>
    <style:style style:name="P71" style:family="paragraph" style:parent-style-name="Standard">
      <style:text-properties fo:color="#800000" officeooo:rsid="002fca20" officeooo:paragraph-rsid="003021f3"/>
    </style:style>
    <style:style style:name="P72" style:family="paragraph" style:parent-style-name="Standard">
      <style:text-properties fo:color="#800000" officeooo:rsid="002fda0f" officeooo:paragraph-rsid="003021f3"/>
    </style:style>
    <style:style style:name="P73" style:family="paragraph" style:parent-style-name="Standard">
      <style:text-properties fo:color="#800000" officeooo:rsid="003021f3" officeooo:paragraph-rsid="0030c452"/>
    </style:style>
    <style:style style:name="P74" style:family="paragraph" style:parent-style-name="Standard">
      <style:text-properties fo:color="#800000" officeooo:rsid="0030c452" officeooo:paragraph-rsid="0030c452"/>
    </style:style>
    <style:style style:name="P75" style:family="paragraph" style:parent-style-name="Standard">
      <style:text-properties fo:color="#800000" officeooo:rsid="0030c452" officeooo:paragraph-rsid="0030ff3a"/>
    </style:style>
    <style:style style:name="P76" style:family="paragraph" style:parent-style-name="Standard">
      <style:text-properties fo:color="#0000cc" officeooo:rsid="002fda0f" officeooo:paragraph-rsid="002fda0f"/>
    </style:style>
    <style:style style:name="P77" style:family="paragraph" style:parent-style-name="Standard">
      <style:text-properties fo:color="#0000cc" officeooo:rsid="00312feb" officeooo:paragraph-rsid="0030ff3a"/>
    </style:style>
    <style:style style:name="P78" style:family="paragraph" style:parent-style-name="Standard">
      <style:text-properties officeooo:rsid="00312feb" officeooo:paragraph-rsid="00312feb"/>
    </style:style>
    <style:style style:name="P79" style:family="paragraph" style:parent-style-name="Standard">
      <style:text-properties officeooo:paragraph-rsid="00379203"/>
    </style:style>
    <style:style style:name="P80" style:family="paragraph" style:parent-style-name="Standard">
      <style:text-properties officeooo:rsid="00379203" officeooo:paragraph-rsid="00379203"/>
    </style:style>
    <style:style style:name="P81" style:family="paragraph" style:parent-style-name="Standard">
      <style:text-properties officeooo:rsid="00379203" officeooo:paragraph-rsid="00393233"/>
    </style:style>
    <style:style style:name="P82" style:family="paragraph" style:parent-style-name="Standard">
      <style:text-properties officeooo:rsid="00379203" officeooo:paragraph-rsid="0039c078"/>
    </style:style>
    <style:style style:name="P83" style:family="paragraph" style:parent-style-name="Standard">
      <style:text-properties officeooo:rsid="00379203" officeooo:paragraph-rsid="0039de81"/>
    </style:style>
    <style:style style:name="P84" style:family="paragraph" style:parent-style-name="Standard">
      <style:text-properties officeooo:paragraph-rsid="00393233"/>
    </style:style>
    <style:style style:name="P85" style:family="paragraph" style:parent-style-name="Standard">
      <style:text-properties officeooo:paragraph-rsid="0039c078"/>
    </style:style>
    <style:style style:name="P86" style:family="paragraph" style:parent-style-name="Standard">
      <style:text-properties officeooo:paragraph-rsid="0039de81"/>
    </style:style>
    <style:style style:name="T1" style:family="text">
      <style:text-properties officeooo:rsid="000b956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f1c1d" fo:background-color="#ffff00" loext:char-shading-value="0"/>
    </style:style>
    <style:style style:name="T4" style:family="text">
      <style:text-properties officeooo:rsid="0022298e" fo:background-color="#ffff00" loext:char-shading-value="0"/>
    </style:style>
    <style:style style:name="T5" style:family="text">
      <style:text-properties officeooo:rsid="00206c61" fo:background-color="#ffff00" loext:char-shading-value="0"/>
    </style:style>
    <style:style style:name="T6" style:family="text">
      <style:text-properties officeooo:rsid="00201f06" fo:background-color="#ffff00" loext:char-shading-value="0"/>
    </style:style>
    <style:style style:name="T7" style:family="text">
      <style:text-properties officeooo:rsid="002031d5" fo:background-color="#ffff00" loext:char-shading-value="0"/>
    </style:style>
    <style:style style:name="T8" style:family="text">
      <style:text-properties officeooo:rsid="000e1946" fo:background-color="#00ff66" loext:char-shading-value="0"/>
    </style:style>
    <style:style style:name="T9" style:family="text">
      <style:text-properties officeooo:rsid="000b956d" fo:background-color="#00ff66" loext:char-shading-value="0"/>
    </style:style>
    <style:style style:name="T10" style:family="text">
      <style:text-properties officeooo:rsid="000f1c1d"/>
    </style:style>
    <style:style style:name="T11" style:family="text">
      <style:text-properties fo:background-color="#cc66ff" loext:char-shading-value="0"/>
    </style:style>
    <style:style style:name="T12" style:family="text">
      <style:text-properties officeooo:rsid="000f1c1d" fo:background-color="#cc66ff" loext:char-shading-value="0"/>
    </style:style>
    <style:style style:name="T13" style:family="text">
      <style:text-properties officeooo:rsid="000e1946" fo:background-color="#cc66ff" loext:char-shading-value="0"/>
    </style:style>
    <style:style style:name="T14" style:family="text">
      <style:text-properties fo:background-color="#00ffff" loext:char-shading-value="0"/>
    </style:style>
    <style:style style:name="T15" style:family="text">
      <style:text-properties officeooo:rsid="000f1c1d" fo:background-color="#00ffff" loext:char-shading-value="0"/>
    </style:style>
    <style:style style:name="T16" style:family="text">
      <style:text-properties officeooo:rsid="0010e930" fo:background-color="#00ffff" loext:char-shading-value="0"/>
    </style:style>
    <style:style style:name="T17" style:family="text">
      <style:text-properties officeooo:rsid="00393233" fo:background-color="#00ffff" loext:char-shading-value="0"/>
    </style:style>
    <style:style style:name="T18" style:family="text">
      <style:text-properties officeooo:rsid="00379203" fo:background-color="#00ffff" loext:char-shading-value="0"/>
    </style:style>
    <style:style style:name="T19" style:family="text">
      <style:text-properties officeooo:rsid="0010e930"/>
    </style:style>
    <style:style style:name="T20" style:family="text">
      <style:text-properties fo:background-color="#ff3333" loext:char-shading-value="0"/>
    </style:style>
    <style:style style:name="T21" style:family="text">
      <style:text-properties officeooo:rsid="0010e930" fo:background-color="#ff3333" loext:char-shading-value="0"/>
    </style:style>
    <style:style style:name="T22" style:family="text">
      <style:text-properties officeooo:rsid="000b956d" fo:background-color="#ff3333" loext:char-shading-value="0"/>
    </style:style>
    <style:style style:name="T23" style:family="text">
      <style:text-properties officeooo:rsid="00145bbb" fo:background-color="#ff3333" loext:char-shading-value="0"/>
    </style:style>
    <style:style style:name="T24" style:family="text">
      <style:text-properties officeooo:rsid="001cb122" fo:background-color="#ff3333" loext:char-shading-value="0"/>
    </style:style>
    <style:style style:name="T25" style:family="text">
      <style:text-properties fo:background-color="#ff9900" loext:char-shading-value="0"/>
    </style:style>
    <style:style style:name="T26" style:family="text">
      <style:text-properties officeooo:rsid="0010e930" fo:background-color="#ff9900" loext:char-shading-value="0"/>
    </style:style>
    <style:style style:name="T27" style:family="text">
      <style:text-properties fo:background-color="#ffff99" loext:char-shading-value="0"/>
    </style:style>
    <style:style style:name="T28" style:family="text">
      <style:text-properties officeooo:rsid="0012162a" fo:background-color="#ffff99" loext:char-shading-value="0"/>
    </style:style>
    <style:style style:name="T29" style:family="text">
      <style:text-properties officeooo:rsid="001337e0" fo:background-color="#ffff99" loext:char-shading-value="0"/>
    </style:style>
    <style:style style:name="T30" style:family="text">
      <style:text-properties officeooo:rsid="00135a33" fo:background-color="#ffff99" loext:char-shading-value="0"/>
    </style:style>
    <style:style style:name="T31" style:family="text">
      <style:text-properties officeooo:rsid="001337e0"/>
    </style:style>
    <style:style style:name="T32" style:family="text">
      <style:text-properties officeooo:rsid="00135a33"/>
    </style:style>
    <style:style style:name="T33" style:family="text">
      <style:text-properties fo:background-color="#ff6600" loext:char-shading-value="0"/>
    </style:style>
    <style:style style:name="T34" style:family="text">
      <style:text-properties officeooo:rsid="001337e0" fo:background-color="#ff6600" loext:char-shading-value="0"/>
    </style:style>
    <style:style style:name="T35" style:family="text">
      <style:text-properties officeooo:rsid="00147c18" fo:background-color="#ff6600" loext:char-shading-value="0"/>
    </style:style>
    <style:style style:name="T36" style:family="text">
      <style:text-properties fo:background-color="#ff66ff" loext:char-shading-value="0"/>
    </style:style>
    <style:style style:name="T37" style:family="text">
      <style:text-properties officeooo:rsid="001337e0" fo:background-color="#ff66ff" loext:char-shading-value="0"/>
    </style:style>
    <style:style style:name="T38" style:family="text">
      <style:text-properties officeooo:rsid="00145bbb" fo:background-color="#ff66ff" loext:char-shading-value="0"/>
    </style:style>
    <style:style style:name="T39" style:family="text">
      <style:text-properties officeooo:rsid="00145bbb"/>
    </style:style>
    <style:style style:name="T40" style:family="text">
      <style:text-properties officeooo:rsid="00147c18"/>
    </style:style>
    <style:style style:name="T41" style:family="text">
      <style:text-properties officeooo:rsid="00148832"/>
    </style:style>
    <style:style style:name="T42" style:family="text">
      <style:text-properties officeooo:rsid="0014cf47"/>
    </style:style>
    <style:style style:name="T43" style:family="text">
      <style:text-properties fo:background-color="#3399ff" loext:char-shading-value="0"/>
    </style:style>
    <style:style style:name="T44" style:family="text">
      <style:text-properties officeooo:rsid="0014cf47" fo:background-color="#3399ff" loext:char-shading-value="0"/>
    </style:style>
    <style:style style:name="T45" style:family="text">
      <style:text-properties officeooo:rsid="00145bbb" fo:background-color="#3399ff" loext:char-shading-value="0"/>
    </style:style>
    <style:style style:name="T46" style:family="text">
      <style:text-properties officeooo:rsid="001cb122"/>
    </style:style>
    <style:style style:name="T47" style:family="text">
      <style:text-properties officeooo:rsid="0019ce38"/>
    </style:style>
    <style:style style:name="T48" style:family="text">
      <style:text-properties officeooo:rsid="001cc49b"/>
    </style:style>
    <style:style style:name="T49" style:family="text">
      <style:text-properties officeooo:rsid="001e1c25"/>
    </style:style>
    <style:style style:name="T50" style:family="text">
      <style:text-properties officeooo:rsid="001ed77b"/>
    </style:style>
    <style:style style:name="T51" style:family="text">
      <style:text-properties officeooo:rsid="00201f06"/>
    </style:style>
    <style:style style:name="T52" style:family="text">
      <style:text-properties officeooo:rsid="002031d5"/>
    </style:style>
    <style:style style:name="T53" style:family="text">
      <style:text-properties officeooo:rsid="0022298e"/>
    </style:style>
    <style:style style:name="T54" style:family="text">
      <style:text-properties officeooo:rsid="00241dbe"/>
    </style:style>
    <style:style style:name="T55" style:family="text">
      <style:text-properties officeooo:rsid="00254126"/>
    </style:style>
    <style:style style:name="T56" style:family="text">
      <style:text-properties officeooo:rsid="0026f2f6"/>
    </style:style>
    <style:style style:name="T57" style:family="text">
      <style:text-properties officeooo:rsid="00289af9"/>
    </style:style>
    <style:style style:name="T58" style:family="text">
      <style:text-properties officeooo:rsid="0029c22f"/>
    </style:style>
    <style:style style:name="T59" style:family="text">
      <style:text-properties officeooo:rsid="002b2d73"/>
    </style:style>
    <style:style style:name="T60" style:family="text">
      <style:text-properties officeooo:rsid="002bf62e"/>
    </style:style>
    <style:style style:name="T61" style:family="text">
      <style:text-properties officeooo:rsid="002c437b"/>
    </style:style>
    <style:style style:name="T62" style:family="text">
      <style:text-properties officeooo:rsid="002dad31"/>
    </style:style>
    <style:style style:name="T63" style:family="text">
      <style:text-properties officeooo:rsid="002e51a8"/>
    </style:style>
    <style:style style:name="T64" style:family="text">
      <style:text-properties officeooo:rsid="002e741f"/>
    </style:style>
    <style:style style:name="T65" style:family="text">
      <style:text-properties fo:color="#800000"/>
    </style:style>
    <style:style style:name="T66" style:family="text">
      <style:text-properties fo:color="#800000" officeooo:rsid="002e741f"/>
    </style:style>
    <style:style style:name="T67" style:family="text">
      <style:text-properties fo:color="#800000" officeooo:rsid="002fca20"/>
    </style:style>
    <style:style style:name="T68" style:family="text">
      <style:text-properties fo:color="#800000" officeooo:rsid="002fda0f"/>
    </style:style>
    <style:style style:name="T69" style:family="text">
      <style:text-properties fo:color="#800000" officeooo:rsid="003021f3"/>
    </style:style>
    <style:style style:name="T70" style:family="text">
      <style:text-properties fo:color="#800000" officeooo:rsid="0030c452"/>
    </style:style>
    <style:style style:name="T71" style:family="text">
      <style:text-properties fo:color="#0000cc"/>
    </style:style>
    <style:style style:name="T72" style:family="text">
      <style:text-properties fo:color="#0000cc" officeooo:rsid="002fda0f"/>
    </style:style>
    <style:style style:name="T73" style:family="text">
      <style:text-properties fo:color="#0000cc" officeooo:rsid="002fca20"/>
    </style:style>
    <style:style style:name="T74" style:family="text">
      <style:text-properties fo:color="#0000cc" officeooo:rsid="0030ff3a"/>
    </style:style>
    <style:style style:name="T75" style:family="text">
      <style:text-properties fo:color="#0000cc" officeooo:rsid="00312feb"/>
    </style:style>
    <style:style style:name="T76" style:family="text">
      <style:text-properties officeooo:rsid="0030ff3a"/>
    </style:style>
    <style:style style:name="T77" style:family="text">
      <style:text-properties officeooo:rsid="00312feb"/>
    </style:style>
    <style:style style:name="T78" style:family="text">
      <style:text-properties officeooo:rsid="00321fae"/>
    </style:style>
    <style:style style:name="T79" style:family="text">
      <style:text-properties officeooo:rsid="0033ecbf"/>
    </style:style>
    <style:style style:name="T80" style:family="text">
      <style:text-properties officeooo:rsid="00379203"/>
    </style:style>
    <style:style style:name="T81" style:family="text">
      <style:text-properties officeooo:rsid="00393233"/>
    </style:style>
    <style:style style:name="T82" style:family="text">
      <style:text-properties officeooo:rsid="0039c078"/>
    </style:style>
    <style:style style:name="T83" style:family="text">
      <style:text-properties officeooo:rsid="0039de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om : </text:p>
      <text:p text:style-name="P2"/>
      <text:p text:style-name="P2"><text:tab/>1 : </text:p>
      <text:p text:style-name="Standard"><text:span text:style-name="T1"><text:tab/></text:span><text:tab/>[47.646239, 6.818084] , [47.647182, 6.824770],</text:p>
      <text:p text:style-name="Standard"><text:tab/><text:tab/>[47.645348, 6.828197] , [47.641843, 6.827979],</text:p>
      <text:p text:style-name="Standard"><text:tab/><text:tab/>[47.640323, 6.831121] , [47.646907, 6.833193],</text:p>
      <text:p text:style-name="Standard"><text:tab/><text:tab/>[47.651733, 6.825826], [47.650075, 6.821675 ],</text:p>
      <text:p text:style-name="Standard"><text:tab/><text:tab/>[47.646239, 6.818084]</text:p>
      <text:p text:style-name="Standard"><text:tab/><text:tab/></text:p>
      <text:p text:style-name="Standard"><text:tab/>2 :</text:p>
      <text:p text:style-name="Standard"/>
      <text:p text:style-name="Standard"><text:tab/><text:tab/>[47.640323, 6.831121] , [47.646907, 6.833193],</text:p>
      <text:p text:style-name="Standard"><text:tab/><text:tab/>[47.652596, 6.836780], [47.641268, 6.841759],</text:p>
      <text:p text:style-name="Standard"><text:tab/><text:tab/>[47.639374, 6.832471] , [47.640323, 6.831121]</text:p>
      <text:p text:style-name="Standard"/>
      <text:p text:style-name="Standard"/>
      <text:p text:style-name="Standard"><text:tab/>3 :</text:p>
      <text:p text:style-name="Standard"><text:tab/><text:tab/>[47.639374, 6.832471] ,[47.641268, 6.841759],</text:p>
      <text:p text:style-name="Standard"><text:tab/><text:tab/>[47.636957, 6.842716],[47.635987, 6.835030 ],</text:p>
      <text:p text:style-name="Standard"><text:tab/><text:tab/>[47.639374, 6.832471]</text:p>
      <text:p text:style-name="Standard"/>
      <text:p text:style-name="P2"><text:tab/></text:p>
      <text:p text:style-name="P2"/>
      <text:p text:style-name="P2"><text:tab/>4 :</text:p>
      <text:p text:style-name="Standard"><text:span text:style-name="T1"><text:tab/><text:tab/></text:span><text:span text:style-name="T8">[</text:span><text:span text:style-name="T9">47.636957, 6.842716</text:span><text:span text:style-name="T8">],</text:span><text:span text:style-name="T12">[</text:span><text:span text:style-name="T11">47.640519, 6.841999</text:span><text:span text:style-name="T12">],</text:span></text:p>
      <text:p text:style-name="P4"><text:tab/><text:tab/><text:span text:style-name="T3">[</text:span><text:span text:style-name="T2">47.641022, 6.849813</text:span><text:span text:style-name="T3">]</text:span><text:span text:style-name="T10">,</text:span><text:span text:style-name="T15">[</text:span><text:span text:style-name="T14">47.635416, 6.852630</text:span><text:span text:style-name="T15">],</text:span></text:p>
      <text:p text:style-name="Standard"><text:tab/><text:tab/><text:span text:style-name="T15">[</text:span><text:span text:style-name="T14">47.634774, 6.851097</text:span><text:span text:style-name="T15">]</text:span><text:span text:style-name="T10">,</text:span><text:span text:style-name="T15">[</text:span><text:span text:style-name="T14">47.637044, 6.844263</text:span><text:span text:style-name="T16">]</text:span><text:span text:style-name="T19">,</text:span></text:p>
      <text:p text:style-name="P5"><text:tab/><text:tab/><text:span text:style-name="T16">[</text:span><text:span text:style-name="T14">47.636948, 6.842731</text:span><text:span text:style-name="T16">]</text:span><text:span text:style-name="T19">,</text:span><text:span text:style-name="T8">[</text:span><text:span text:style-name="T9">47.636957, 6.842716</text:span><text:span text:style-name="T8">]</text:span></text:p>
      <text:p text:style-name="P1"/>
      <text:p text:style-name="P2"/>
      <text:p text:style-name="P2"><text:tab/>5 :</text:p>
      <text:p text:style-name="P2"/>
      <text:p text:style-name="Standard"><text:span text:style-name="T1"><text:tab/><text:tab/></text:span><text:span text:style-name="T8">[</text:span><text:span text:style-name="T9">47.636957, 6.842716</text:span><text:span text:style-name="T8">],</text:span><text:span text:style-name="T12">[</text:span><text:span text:style-name="T13">47.640519, 6.841999</text:span><text:span text:style-name="T12">],</text:span></text:p>
      <text:p text:style-name="P5"><text:tab/><text:tab/><text:span text:style-name="T21">[</text:span><text:span text:style-name="T20">47.648009, 6.846030</text:span><text:span text:style-name="T21">],</text:span><text:span text:style-name="T25"> </text:span><text:span text:style-name="T26">[</text:span><text:span text:style-name="T25">47.647021, 6.839655</text:span><text:span text:style-name="T26">],</text:span></text:p>
      <text:p text:style-name="P5"><text:tab/><text:tab/><text:span text:style-name="T8">[</text:span><text:span text:style-name="T9">47.636957, 6.842716</text:span><text:span text:style-name="T8">]</text:span></text:p>
      <text:p text:style-name="P5"><text:s/></text:p>
      <text:p text:style-name="P2"/>
      <text:p text:style-name="P2"><text:tab/>6 :</text:p>
      <text:p text:style-name="P2"><text:tab/><text:tab/></text:p>
      <text:p text:style-name="P3"><text:s/><text:tab/><text:tab/><text:span text:style-name="T21">[</text:span><text:span text:style-name="T20">47.648009, 6.846030</text:span><text:span text:style-name="T21">],</text:span><text:span text:style-name="T25"> </text:span><text:span text:style-name="T26">[</text:span><text:span text:style-name="T25">47.647021, 6.839655</text:span><text:span text:style-name="T26">],</text:span></text:p>
      <text:p text:style-name="P6"><text:tab/><text:tab/><text:span text:style-name="T27">[ 47.652596, 6.836780],</text:span><text:span text:style-name="T28">[</text:span><text:span text:style-name="T27">47.654016, 6.837638</text:span><text:span text:style-name="T28">],</text:span></text:p>
      <text:p text:style-name="P6"><text:tab/><text:tab/><text:span text:style-name="T28">[</text:span><text:span text:style-name="T27">47.655295, 6.842595</text:span><text:span text:style-name="T28">],</text:span> <text:span text:style-name="T21">[</text:span><text:span text:style-name="T22">47.648009, 6.846030</text:span><text:span text:style-name="T21">],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Vosge :</text:p>
      <text:p text:style-name="P7"/>
      <text:p text:style-name="P7">1 : </text:p>
      <text:p text:style-name="P8"><text:tab/><text:span text:style-name="T28">[</text:span><text:span text:style-name="T27">47.654016, 6.837638</text:span><text:span text:style-name="T28">],[</text:span><text:span text:style-name="T29">47.655295, 6.842595</text:span><text:span text:style-name="T28">],</text:span></text:p>
      <text:p text:style-name="P8"><text:tab/><text:span text:style-name="T37">[</text:span><text:span text:style-name="T36">47.654890, 6.844651</text:span><text:span text:style-name="T37">], [</text:span><text:span text:style-name="T36">47.654558, 6.844930</text:span><text:span text:style-name="T37">],</text:span></text:p>
      <text:p text:style-name="P9"><text:tab/><text:span text:style-name="T37">[</text:span><text:span text:style-name="T36">47.654471, 6.848245 </text:span><text:span text:style-name="T37">]</text:span><text:span text:style-name="T31">,</text:span><text:span text:style-name="T34">[</text:span><text:span text:style-name="T33">47.656916, 6.845605</text:span><text:span text:style-name="T34">],</text:span></text:p>
      <text:p text:style-name="P8"><text:tab/><text:span text:style-name="T31">[</text:span>47.661406, 6.843471<text:span text:style-name="T32">]</text:span> , <text:span text:style-name="T32">[</text:span>47.660774, 6.838065 <text:span text:style-name="T32">],</text:span></text:p>
      <text:p text:style-name="P9"><text:tab/><text:span text:style-name="T32">[</text:span>47.657742, 6.836604<text:span text:style-name="T32">], [</text:span>47.656369, 6.837484<text:span text:style-name="T32">],</text:span></text:p>
      <text:p text:style-name="P9"><text:tab/><text:span text:style-name="T28">[</text:span><text:span text:style-name="T30">47.654016, 6.837638</text:span><text:span text:style-name="T28">]</text:span> </text:p>
      <text:p text:style-name="P9"/>
      <text:p text:style-name="P10">2 : </text:p>
      <text:p text:style-name="P10"><text:tab/><text:span text:style-name="T37">[</text:span><text:span text:style-name="T36">47.654890, 6.844651</text:span><text:span text:style-name="T37">], [</text:span><text:span text:style-name="T36">47.654558, 6.844930</text:span><text:span text:style-name="T37">],</text:span></text:p>
      <text:p text:style-name="Standard"><text:span text:style-name="T39"><text:tab/></text:span><text:span text:style-name="T37">[</text:span><text:span text:style-name="T38">47.654471, 6.848245 </text:span><text:span text:style-name="T37">]</text:span>,<text:span text:style-name="T39">[</text:span>47.649527, 6.852927<text:span text:style-name="T39">],</text:span></text:p>
      <text:p text:style-name="P12"><text:tab/><text:span text:style-name="T39">[</text:span><text:span text:style-name="T23">47.648009, 6.846030</text:span><text:span text:style-name="T39">],</text:span><text:span text:style-name="T37">[</text:span><text:span text:style-name="T38">47.654890, 6.844651</text:span><text:span text:style-name="T37">]</text:span></text:p>
      <text:p text:style-name="P19"/>
      <text:p text:style-name="P19"/>
      <text:p text:style-name="P10">3 :</text:p>
      <text:p text:style-name="P11"><text:tab/><text:span text:style-name="T40">[</text:span><text:span text:style-name="T35">47.656916, 6.845605</text:span><text:span text:style-name="T40">],[47.661406, 6.843471],</text:span></text:p>
      <text:p text:style-name="P13"><text:span text:style-name="T39"><text:tab/>[</text:span>47.661010, 6.850524<text:span text:style-name="T40">],[</text:span>47.659079, 6.853424<text:span text:style-name="T40">],</text:span></text:p>
      <text:p text:style-name="P14"><text:tab/><text:span text:style-name="T40">[</text:span><text:span text:style-name="T35">47.656916, 6.845605</text:span><text:span text:style-name="T40">]</text:span></text:p>
      <text:p text:style-name="P13"/>
      <text:p text:style-name="P15">4 : </text:p>
      <text:p text:style-name="P15"/>
      <text:p text:style-name="P15"><text:tab/><text:span text:style-name="T40">[</text:span><text:span text:style-name="T35">47.656916, 6.845605</text:span><text:span text:style-name="T40">],[</text:span>47.659079, 6.853424<text:span text:style-name="T40">],</text:span></text:p>
      <text:p text:style-name="P14"><text:span text:style-name="T41"><text:tab/>[</text:span>47.655299, 6.860324<text:span text:style-name="T41">],[</text:span>47.652343, 6.850378<text:span text:style-name="T41">],</text:span></text:p>
      <text:p text:style-name="P14"><text:tab/><text:span text:style-name="T40">[</text:span><text:span text:style-name="T35">47.656916, 6.845605</text:span><text:span text:style-name="T40">]</text:span></text:p>
      <text:p text:style-name="P14"/>
      <text:p text:style-name="P15">5 : </text:p>
      <text:p text:style-name="P15"><text:tab/>[<text:span text:style-name="T23">47.648009, 6.846030</text:span><text:span text:style-name="T39">],</text:span>[<text:span text:style-name="T39">47.652343, 6.850378</text:span>],</text:p>
      <text:p text:style-name="P14"><text:span text:style-name="T41"><text:tab/>[47.655299, 6.860324],[</text:span>47.653384, 6.869119<text:span text:style-name="T41">],</text:span></text:p>
      <text:p text:style-name="P14"><text:tab/><text:span text:style-name="T42">[</text:span>47.652414, 6.864779<text:span text:style-name="T42">],</text:span><text:span text:style-name="T44">[</text:span><text:span text:style-name="T43">47.652125, 6.864693</text:span><text:span text:style-name="T44">]</text:span></text:p>
      <text:p text:style-name="P16"><text:tab/><text:span text:style-name="T45">[</text:span><text:span text:style-name="T43">47.649527, 6.852927</text:span><text:span text:style-name="T45">]</text:span><text:span text:style-name="T39">,[</text:span><text:span text:style-name="T23">47.648009, 6.846030</text:span><text:span text:style-name="T39">]</text:span></text:p>
      <text:p text:style-name="P16"/>
      <text:p text:style-name="P17"/>
      <text:p text:style-name="P17"/>
      <text:p text:style-name="P18">Jaures :</text:p>
      <text:p text:style-name="P21"/>
      <text:p text:style-name="P18">1 :</text:p>
      <text:p text:style-name="P21"><text:span text:style-name="T47"><text:tab/>[ </text:span><text:span text:style-name="T23">47.648009, 6.846030 </text:span><text:span text:style-name="T24">],</text:span><text:span text:style-name="T46">[ 47.649527, 6.852927],</text:span></text:p>
      <text:p text:style-name="P20"><text:tab/><text:span text:style-name="T46">[</text:span>47.646353, 6.855105<text:span text:style-name="T48">], [</text:span>47.645567, 6.847317<text:span text:style-name="T49">],</text:span></text:p>
      <text:p text:style-name="P21"><text:span text:style-name="T47"><text:tab/>[ </text:span><text:span text:style-name="T23">47.648009, 6.846030 </text:span><text:span text:style-name="T24">]</text:span></text:p>
      <text:p text:style-name="P24"/>
      <text:p text:style-name="Standard">2 :</text:p>
      <text:p text:style-name="Standard"/>
      <text:p text:style-name="P21"><text:tab/><text:span text:style-name="T46">[ 47.649527, 6.852927],[</text:span>47.651843, 6.862375<text:span text:style-name="T46">],</text:span></text:p>
      <text:p text:style-name="P21"><text:tab/><text:span text:style-name="T49">[</text:span>47.648514, 6.861984<text:span text:style-name="T49">],[</text:span>47.647001, 6.854765<text:span text:style-name="T50">],</text:span></text:p>
      <text:p text:style-name="P22"><text:tab/><text:span text:style-name="T46">[ 47.649527, 6.852927]</text:span></text:p>
      <text:p text:style-name="P22"/>
      <text:p text:style-name="P22"/>
      <text:p text:style-name="P22"/>
      <text:p text:style-name="P22"/>
      <text:p text:style-name="P23"><text:soft-page-break/>3 :</text:p>
      <text:p text:style-name="P23"/>
      <text:p text:style-name="P23"><text:tab/><text:span text:style-name="T49">[</text:span>47.647001, 6.854765],<text:span text:style-name="T46">[ 47.649527, 6.852927],</text:span></text:p>
      <text:p text:style-name="P22"><text:span text:style-name="T50"><text:tab/>[</text:span>47.642129, 6.857168<text:span text:style-name="T50">],[</text:span>47.644991, 6.857910<text:span text:style-name="T50">],</text:span></text:p>
      <text:p text:style-name="P22"><text:tab/><text:span text:style-name="T50">[47.645468, 6.858790],[</text:span>47.646017, 6.861161<text:span text:style-name="T50">],</text:span></text:p>
      <text:p text:style-name="P22"><text:tab/><text:span text:style-name="T50">[</text:span>47.646270, 6.862599<text:span text:style-name="T50">],[47.647001, 6.854765]</text:span></text:p>
      <text:p text:style-name="P22"/>
      <text:p text:style-name="P25">4 : </text:p>
      <text:p text:style-name="P25"/>
      <text:p text:style-name="P25"><text:tab/> [47.646353, 6.855105<text:span text:style-name="T48">], [</text:span>47.645567, 6.847317],</text:p>
      <text:p text:style-name="P26"><text:span text:style-name="T51"><text:tab/>[</text:span>47.641966, 6.857160<text:span text:style-name="T51">],[</text:span>47.645349, 6.847340<text:span text:style-name="T51">],</text:span></text:p>
      <text:p text:style-name="P26"><text:tab/><text:span text:style-name="T51"> [47.646353, 6.855105]</text:span></text:p>
      <text:p text:style-name="P26"/>
      <text:p text:style-name="P25">5 :</text:p>
      <text:p text:style-name="P25"/>
      <text:p text:style-name="P25"><text:tab/>[47.641966, 6.857160],[47.645349, 6.847340],</text:p>
      <text:p text:style-name="P26"><text:span text:style-name="T51"><text:tab/>[</text:span>47.641012, 6.849539<text:span text:style-name="T51">],[</text:span>47.641561, 6.857178<text:span text:style-name="T52">],</text:span></text:p>
      <text:p text:style-name="P27"><text:tab/><text:span text:style-name="T51">[47.641966, 6.857160]</text:span></text:p>
      <text:p text:style-name="P27"/>
      <text:p text:style-name="P28">6 :</text:p>
      <text:p text:style-name="P28"><text:tab/><text:span text:style-name="T51">[</text:span>47.641561, 6.857178<text:span text:style-name="T52">],[47.641966, 6.857160],</text:span></text:p>
      <text:p text:style-name="P29"><text:tab/>[47.642129, 6.857168],[47.644991, 6.857910<text:span text:style-name="T50">],</text:span></text:p>
      <text:p text:style-name="P29"><text:tab/><text:span text:style-name="T50">[47.645468, 6.858790],[47.646017, 6.861161],</text:span></text:p>
      <text:p text:style-name="P30"><text:span text:style-name="T53"><text:tab/></text:span><text:span text:style-name="T4">[47.646270, 6.862599],[</text:span><text:span text:style-name="T2">47.643600, 6.862709</text:span><text:span text:style-name="T4">],</text:span></text:p>
      <text:p text:style-name="P31"><text:tab/><text:span text:style-name="T4">[47.640793, 6.859676],</text:span><text:span text:style-name="T6">[</text:span><text:span text:style-name="T5">47.641561, 6.857178</text:span><text:span text:style-name="T7">]</text:span></text:p>
      <text:p text:style-name="P47"/>
      <text:p text:style-name="P47"/>
      <text:p text:style-name="P47"/>
      <text:p text:style-name="P32">Miotte : </text:p>
      <text:p text:style-name="P32"/>
      <text:p text:style-name="P33">1 : </text:p>
      <text:p text:style-name="P33"><text:tab/>[47.643611, 6.862722],[47.648980, 6.866716],</text:p>
      <text:p text:style-name="P33"><text:tab/>[47.651372, 6.874116],[47.653040, 6.875095],</text:p>
      <text:p text:style-name="P35"><text:tab/><text:span text:style-name="T56">[</text:span>47.650305, 6.867458<text:span text:style-name="T56">],[</text:span>47.652415, 6.864722<text:span text:style-name="T56">],</text:span></text:p>
      <text:p text:style-name="P36"><text:tab/><text:span text:style-name="T56">[47.651843, 6.862375],[47.648514, 6.861984],</text:span></text:p>
      <text:p text:style-name="P36"><text:tab/><text:span text:style-name="T56">[47.646270, 6.862599],[47.643611, 6.862722]</text:span></text:p>
      <text:p text:style-name="P31"/>
      <text:p text:style-name="P31"/>
      <text:p text:style-name="P34">2 :</text:p>
      <text:p text:style-name="P34"/>
      <text:p text:style-name="P31"><text:span text:style-name="T54"><text:tab/>[</text:span>47.642736, 6.861899<text:span text:style-name="T54">],[</text:span>47.643611, 6.862722<text:span text:style-name="T54">],</text:span></text:p>
      <text:p text:style-name="P31"><text:tab/><text:span text:style-name="T55">[</text:span>47.648980, 6.866716<text:span text:style-name="T55">],[</text:span>47.651372, 6.874116<text:span text:style-name="T55">],</text:span></text:p>
      <text:p text:style-name="P31"><text:tab/><text:span text:style-name="T57">[</text:span>47.649783, 6.876406<text:span text:style-name="T57">],[</text:span>47.645624, 6.877666<text:span text:style-name="T57">],</text:span></text:p>
      <text:p text:style-name="P37"><text:tab/><text:span text:style-name="T57">[</text:span>47.640274, 6.867888<text:span text:style-name="T57">],[47.642736, 6.861899]</text:span></text:p>
      <text:p text:style-name="P37"/>
      <text:p text:style-name="P38">3 :</text:p>
      <text:p text:style-name="P38"/>
      <text:p text:style-name="P38"><text:tab/><text:span text:style-name="T57">[</text:span>47.649783, 6.876406<text:span text:style-name="T57">],[</text:span>47.645624, 6.877666<text:span text:style-name="T57">],</text:span></text:p>
      <text:p text:style-name="P37"><text:span text:style-name="T58"><text:tab/>[</text:span>47.647855, 6.884806<text:span text:style-name="T58">],[</text:span>47.654389, 6.894944<text:span text:style-name="T58">],</text:span></text:p>
      <text:p text:style-name="P37"><text:tab/><text:span text:style-name="T58">[</text:span>47.655046, 6.894217<text:span text:style-name="T58">],[</text:span>47.649874, 6.881173<text:span text:style-name="T58">],</text:span></text:p>
      <text:p text:style-name="P39"><text:tab/><text:span text:style-name="T57">[47.649783, 6.876406]</text:span></text:p>
      <text:p text:style-name="P39"/>
      <text:p text:style-name="P40"><text:soft-page-break/>4 : <text:tab/></text:p>
      <text:p text:style-name="P40"/>
      <text:p text:style-name="P41"><text:tab/><text:tab/><text:tab/><text:tab/></text:p>
      <text:p text:style-name="P41"><text:tab/><text:span text:style-name="T57">[</text:span>47.640274, 6.867888<text:span text:style-name="T57">],[</text:span>47.645624, 6.877666<text:span text:style-name="T57">],</text:span></text:p>
      <text:p text:style-name="P42"><text:span text:style-name="T59"><text:tab/>[47.647855, 6.884806],[</text:span>47.646266, 6.888396<text:span text:style-name="T60">],</text:span></text:p>
      <text:p text:style-name="P42"><text:tab/><text:span text:style-name="T61">[</text:span>47.644276, 6.888619<text:span text:style-name="T61">],[</text:span>47.641397, 6.877597<text:span text:style-name="T61">],</text:span></text:p>
      <text:p text:style-name="P45"><text:tab/><text:span text:style-name="T61">[</text:span>47.639277, 6.872369<text:span text:style-name="T61">],[47.640274, 6.867888]</text:span></text:p>
      <text:p text:style-name="P42"/>
      <text:p text:style-name="P42"/>
      <text:p text:style-name="P41"/>
      <text:p text:style-name="P37"/>
      <text:p text:style-name="P43">5 :</text:p>
      <text:p text:style-name="P43"/>
      <text:p text:style-name="P44"><text:tab/>[47.639277, 6.872369],<text:span text:style-name="T62">[47.641397, 6.877597</text:span>],</text:p>
      <text:p text:style-name="P44"><text:tab/>[<text:span text:style-name="T62">47.644276, 6.888619</text:span>],<text:span text:style-name="T60">[</text:span>47.642709, 6.888996<text:span text:style-name="T60">],</text:span></text:p>
      <text:p text:style-name="P46"><text:span text:style-name="T60"><text:tab/>[47.638592, 6.883007],[</text:span>47.638366, 6.879393<text:span text:style-name="T62">],</text:span></text:p>
      <text:p text:style-name="P46"><text:tab/><text:span text:style-name="T62">[ 47.639277, 6.872369]</text:span></text:p>
      <text:p text:style-name="P37"/>
      <text:p text:style-name="P38"/>
      <text:p text:style-name="P31"/>
      <text:p text:style-name="P36"><text:tab/></text:p>
      <text:p text:style-name="P48">vieille-ville :</text:p>
      <text:p text:style-name="P48"/>
      <text:p text:style-name="P48">1 :<text:tab/></text:p>
      <text:p text:style-name="P52"><text:span text:style-name="T63"><text:tab/></text:span>[47.640793, 6.859676 ]<text:span text:style-name="T63">,[47.642736, 6.861899],</text:span></text:p>
      <text:p text:style-name="P50"><text:tab/>[47.640274, 6.867888],<text:span text:style-name="T65">[47.639002, 6.865914],</text:span></text:p>
      <text:p text:style-name="P51"><text:tab/>[47.639161, 6.864465],[47.639363, 6.862351],</text:p>
      <text:p text:style-name="P52"><text:span text:style-name="T66"><text:tab/>[</text:span><text:span text:style-name="T65">47.639211, 6.862169</text:span><text:span text:style-name="T66">],[47.639384, 6.861289],</text:span></text:p>
      <text:p text:style-name="P52"><text:tab/><text:span text:style-name="T64">[</text:span> 47.640793, 6.859676]</text:p>
      <text:p text:style-name="P68"/>
      <text:p text:style-name="Standard">2 :</text:p>
      <text:p text:style-name="Standard"/>
      <text:p text:style-name="P51"><text:tab/>[47.639002, 6.865914],[47.639161, 6.864465],</text:p>
      <text:p text:style-name="P52"><text:span text:style-name="T66"><text:tab/>[47.639363, 6.862351],[</text:span><text:span text:style-name="T65">47.639211, 6.862169</text:span><text:span text:style-name="T66">],</text:span></text:p>
      <text:p text:style-name="P51"><text:tab/>[47.639384, 6.861289],[47.638698, 6.861161],</text:p>
      <text:p text:style-name="P53"><text:span text:style-name="T66"><text:tab/>[47.638156, 6.859595],[</text:span><text:span text:style-name="T67">47.636624, 6.860051],</text:span></text:p>
      <text:p text:style-name="P70"><text:tab/>[47.637547, 6.862502],[47.637251, 6.864562]</text:p>
      <text:p text:style-name="P70"><text:tab/>[47.639002, 6.865914]</text:p>
      <text:p text:style-name="Standard"><text:tab/></text:p>
      <text:p text:style-name="P51"/>
      <text:p text:style-name="P49"><text:tab/></text:p>
      <text:p text:style-name="P54">3 :</text:p>
      <text:p text:style-name="P54"/>
      <text:p text:style-name="P55"><text:tab/><text:span text:style-name="T64">[</text:span>47.640793, 6.859676],<text:span text:style-name="T66">[47.639384, 6.861289]</text:span></text:p>
      <text:p text:style-name="P55"><text:span text:style-name="T66"><text:tab/></text:span><text:span text:style-name="T68">[47.638698, 6.861161],[47.638156, 6.859595]</text:span></text:p>
      <text:p text:style-name="P56"><text:span text:style-name="T66"><text:tab/>[</text:span><text:span text:style-name="T67">47.636624, 6.860051],</text:span><text:span text:style-name="T68">[</text:span><text:span text:style-name="T65">47.635261, 6.861714</text:span><text:span text:style-name="T68">],</text:span></text:p>
      <text:p text:style-name="P55"><text:span text:style-name="T65"><text:tab/></text:span><text:span text:style-name="T68">[47.635057, 6.862915]</text:span><text:span text:style-name="T65">,</text:span><text:span text:style-name="T68">[47.632045, 6.863920],</text:span></text:p>
      <text:p text:style-name="P55"><text:span text:style-name="T65"><text:tab/>[</text:span><text:span text:style-name="T68">47.630772, 6.863180],</text:span><text:span text:style-name="T72">[47.631293, 6.862129],</text:span></text:p>
      <text:p text:style-name="P76"><text:tab/>[47.635002, 6.860101],[47.637641, 6.858138],</text:p>
      <text:p text:style-name="P56"><text:span text:style-name="T73"><text:tab/></text:span><text:span text:style-name="T72">[47.641190, 6.858996],</text:span>[47.640793, 6.859676]</text:p>
      <text:p text:style-name="P56"/>
      <text:p text:style-name="P58"/>
      <text:p text:style-name="P58"><text:soft-page-break/>4 :</text:p>
      <text:p text:style-name="P58"/>
      <text:p text:style-name="P58"><text:tab/><text:span text:style-name="T67">[</text:span><text:span text:style-name="T68">47.630772, 6.863180],[47.632045, 6.863920],</text:span></text:p>
      <text:p text:style-name="P72"><text:tab/>[47.635057, 6.862915],[47.635261, 6.861714],</text:p>
      <text:p text:style-name="P58"><text:tab/><text:span text:style-name="T66">[</text:span><text:span text:style-name="T67">47.636624, 6.860051],[47.637547, 6.862502],</text:span></text:p>
      <text:p text:style-name="P71"><text:tab/>[47.637251, 6.864562],[47.639002, 6.865914],</text:p>
      <text:p text:style-name="P60"><text:span text:style-name="T67"><text:tab/></text:span><text:span text:style-name="T69">[47.640274, 6.867888],[47.630000, 6.862815</text:span><text:span text:style-name="T70">],</text:span></text:p>
      <text:p text:style-name="P61"><text:span text:style-name="T70"><text:tab/>[</text:span><text:span text:style-name="T68">47.630772, 6.863180]</text:span></text:p>
      <text:p text:style-name="P58"/>
      <text:p text:style-name="P58">5 : </text:p>
      <text:p text:style-name="P59"><text:tab/><text:span text:style-name="T65">[47.630000, 6.862815</text:span><text:span text:style-name="T70">],</text:span><text:span text:style-name="T65">[47.640274, 6.867888],</text:span></text:p>
      <text:p text:style-name="P73"><text:tab/>[47.638366, 6.879393],[47.636038, 6.881191],</text:p>
      <text:p text:style-name="P60"><text:span text:style-name="T69"><text:tab/>[47.629603, 6.878607],</text:span><text:span text:style-name="T70">[47.624986, 6.862916],</text:span></text:p>
      <text:p text:style-name="P61"><text:span text:style-name="T70"><text:tab/></text:span><text:span text:style-name="T69">[47.630000, 6.862815</text:span><text:span text:style-name="T70">]</text:span></text:p>
      <text:p text:style-name="P74"/>
      <text:p text:style-name="P74"/>
      <text:p text:style-name="P62">Centre-ville : </text:p>
      <text:p text:style-name="P62"/>
      <text:p text:style-name="P62">1 :</text:p>
      <text:p text:style-name="P62"><text:tab/><text:span text:style-name="T70">[47.624986, 6.862916],</text:span><text:span text:style-name="T69">[47.630000, 6.862815</text:span><text:span text:style-name="T70">],</text:span></text:p>
      <text:p text:style-name="P62"><text:span text:style-name="T70"><text:tab/>[</text:span><text:span text:style-name="T68">47.630772, 6.863180],</text:span><text:span text:style-name="T71">[47.632423, 6.861514],</text:span></text:p>
      <text:p text:style-name="P57"><text:tab/>[47.631503, 6.860902],[47.631409, 6.856589],</text:p>
      <text:p text:style-name="P63"><text:span text:style-name="T74"><text:tab/>[</text:span>47.630006, 6.856192<text:span text:style-name="T76">],[47.623779, 6.861324],</text:span></text:p>
      <text:p text:style-name="P63"><text:tab/><text:span text:style-name="T70">[47.624986, 6.862916]</text:span></text:p>
      <text:p text:style-name="P75"/>
      <text:p text:style-name="P62">2 :</text:p>
      <text:p text:style-name="P62"/>
      <text:p text:style-name="P62"><text:tab/>[<text:span text:style-name="T71">47.632423, 6.861514],[47.631503, 6.860902],</text:span></text:p>
      <text:p text:style-name="P63"><text:span text:style-name="T74"><text:tab/>[47.631409, 6.856589],</text:span><text:span text:style-name="T75">[47.637495, 6.857856],</text:span></text:p>
      <text:p text:style-name="P64"><text:span text:style-name="T75"><text:tab/></text:span><text:span text:style-name="T74">[47.632423, 6.861514]</text:span></text:p>
      <text:p text:style-name="P77"><text:tab/></text:p>
      <text:p text:style-name="P77"/>
      <text:p text:style-name="P78">3 :</text:p>
      <text:p text:style-name="P64"><text:span text:style-name="T76"><text:tab/>[47.630006, 6.856192],[</text:span>47.634075, 6.857284<text:span text:style-name="T77">],</text:span></text:p>
      <text:p text:style-name="P64"><text:span text:style-name="T77"><text:tab/>[</text:span>47.634061, 6.853701<text:span text:style-name="T77">],[47.630006, 6.856192]</text:span></text:p>
      <text:p text:style-name="P64"/>
      <text:p text:style-name="P65">4 :</text:p>
      <text:p text:style-name="P65"><text:tab/><text:span text:style-name="T77">[47.630006, 6.856192],[47.634061, 6.853701],</text:span></text:p>
      <text:p text:style-name="P66"><text:span text:style-name="T78"><text:tab/></text:span>[47.637495, 6.857856],<text:span text:style-name="T78">[</text:span>47.638297, 6.851494<text:span text:style-name="T78">],</text:span></text:p>
      <text:p text:style-name="P66"><text:tab/><text:span text:style-name="T77">[47.630006, 6.856192]</text:span></text:p>
      <text:p text:style-name="P78"><text:tab/><text:tab/></text:p>
      <text:p text:style-name="Standard">5 :</text:p>
      <text:p text:style-name="P67"><text:tab/>[47.637495, 6.857856],<text:span text:style-name="T78">[</text:span>47.638297, 6.851494<text:span text:style-name="T78">],</text:span></text:p>
      <text:p text:style-name="P79"><text:tab/><text:span text:style-name="T79">[</text:span>47.640806, 6.859667<text:span text:style-name="T79">],[47.641022, 6.849813],</text:span></text:p>
      <text:p text:style-name="P79"><text:tab/>[47.637495, 6.857856]</text:p>
      <text:p text:style-name="P67"/>
      <text:p text:style-name="P28"/>
      <text:p text:style-name="P28"><text:tab/></text:p>
      <text:p text:style-name="P25"/>
      <text:p text:style-name="P26"/>
      <text:p text:style-name="P25"/>
      <text:p text:style-name="P22"/>
      <text:p text:style-name="P80"><text:soft-page-break/>Resi :</text:p>
      <text:p text:style-name="P80"/>
      <text:p text:style-name="P80">1 :<text:tab/></text:p>
      <text:p text:style-name="P84"><text:span text:style-name="T80"><text:tab/>[47.635987, 6.835030],[</text:span>47.636388, 6.838195<text:span text:style-name="T80">],</text:span></text:p>
      <text:p text:style-name="P79"><text:span text:style-name="T80"><text:tab/>[</text:span>47.627039, 6.845371<text:span text:style-name="T81">],[</text:span>47.627937, 6.840301<text:span text:style-name="T81">],</text:span></text:p>
      <text:p text:style-name="P84"><text:tab/><text:span text:style-name="T80">[47.635987, 6.835030]</text:span></text:p>
      <text:p text:style-name="P80"/>
      <text:p text:style-name="P80"/>
      <text:p text:style-name="P80">2 :</text:p>
      <text:p text:style-name="P81"><text:tab/>[47.636388, 6.838195],[47.627039, 6.845371<text:span text:style-name="T81">],</text:span></text:p>
      <text:p text:style-name="Standard"><text:span text:style-name="T80"><text:tab/>[47.634774, 6.851097],</text:span>[47.637044, 6.844263],</text:p>
      <text:p text:style-name="P84"><text:tab/>[47.636948, 6.842731],<text:span text:style-name="T80">[47.636388, 6.838195]</text:span></text:p>
      <text:p text:style-name="P84"/>
      <text:p text:style-name="P80"/>
      <text:p text:style-name="P80">3 :</text:p>
      <text:p text:style-name="P82"><text:tab/>[47.637044, 6.844263],[47.636948, 6.842731],</text:p>
      <text:p text:style-name="P85"><text:span text:style-name="T80"><text:tab/></text:span>[47.635416, 6.852630],<text:span text:style-name="T82">[</text:span>47.626594, 6.859034<text:span text:style-name="T83">],</text:span></text:p>
      <text:p text:style-name="P86"><text:tab/><text:span text:style-name="T83">[</text:span>47.626317, 6.855299<text:span text:style-name="T83">],[</text:span>47.626581, 6.846320<text:span text:style-name="T83">],</text:span></text:p>
      <text:p text:style-name="P86"><text:span text:style-name="T83"><text:tab/>[47.637044, 6.844263]</text:span></text:p>
      <text:p text:style-name="P85"/>
      <text:p text:style-name="P82"><text:tab/></text:p>
      <text:p text:style-name="P80">4 :</text:p>
      <text:p text:style-name="P80"/>
      <text:p text:style-name="P83"><text:tab/><text:span text:style-name="T83">[</text:span>47.626317, 6.855299<text:span text:style-name="T83">],[</text:span>47.626581, 6.846320<text:span text:style-name="T83">],</text:span></text:p>
      <text:p text:style-name="P86"><text:span text:style-name="T80"><text:tab/>[</text:span>47.620377, 6.849008<text:span text:style-name="T83">],[</text:span>47.620339, 6.852536<text:span text:style-name="T83">],</text:span></text:p>
      <text:p text:style-name="P86"><text:tab/><text:span text:style-name="T83">[47.626317, 6.855299]</text:span></text:p>
      <text:p text:style-name="P86"/>
      <text:p text:style-name="P83"/>
      <text:p text:style-name="P21"/>
      <text:p text:style-name="Standard"/>
      <text:p text:style-name="P20"/>
      <text:p text:style-name="P20"/>
      <text:p text:style-name="P17"/>
      <text:p text:style-name="P14"/>
      <text:p text:style-name="P15"/>
      <text:p text:style-name="P15"><text:tab/></text:p>
      <text:p text:style-name="P14"/>
      <text:p text:style-name="P15"><text:tab/></text:p>
      <text:p text:style-name="Standard"/>
      <text:p text:style-name="P10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6:06:53.199803625</meta:creation-date>
    <dc:date>2017-11-07T15:07:46.297938543</dc:date>
    <meta:editing-duration>PT2H7M14S</meta:editing-duration>
    <meta:editing-cycles>17</meta:editing-cycles>
    <meta:generator>LibreOffice/5.2.7.2$Linux_X86_64 LibreOffice_project/20m0$Build-2</meta:generator>
    <meta:document-statistic meta:table-count="0" meta:image-count="0" meta:object-count="0" meta:page-count="6" meta:paragraph-count="196" meta:word-count="520" meta:character-count="5991" meta:non-whitespace-character-count="5448"/>
  </office:meta>
</office:document-meta>
</file>